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ial" svg:font-family="Arial" style:font-family-generic="system" style:font-pitch="variable"/>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svg:font-family="Times" style:font-pitch="variable"/>
    <style:font-face style:name="Times1" svg:font-family="Times"/>
  </office:font-face-decls>
  <office:automatic-styles>
    <style:style style:name="dp1" style:family="drawing-page"/>
    <style:style style:name="gr1" style:family="graphic" style:parent-style-name="standard">
      <style:graphic-properties draw:stroke="solid" svg:stroke-width="0.017cm" svg:stroke-color="#241f1f" draw:stroke-linejoin="round" svg:stroke-linecap="round" draw:fill="none" fo:padding-top="0.008cm" fo:padding-bottom="0.008cm" fo:padding-left="0.008cm" fo:padding-right="0.008cm" loext:decorative="false"/>
    </style:style>
    <style:style style:name="gr2" style:family="graphic" style:parent-style-name="standard">
      <style:graphic-properties draw:stroke="none" draw:fill="solid" draw:fill-color="#241f1f" loext:decorative="false"/>
    </style:style>
    <style:style style:name="gr3" style:family="graphic" style:parent-style-name="standard">
      <style:graphic-properties draw:stroke="solid" svg:stroke-width="0.008cm" svg:stroke-color="#241f1f" draw:stroke-linejoin="round" svg:stroke-linecap="round" draw:fill="none" fo:padding-top="0.004cm" fo:padding-bottom="0.004cm" fo:padding-left="0.004cm" fo:padding-right="0.004cm" loext:decorative="false"/>
    </style:style>
    <style:style style:name="gr4" style:family="graphic" style:parent-style-name="standard">
      <style:graphic-properties draw:stroke="none" draw:fill="none" draw:textarea-horizontal-align="left" draw:textarea-vertical-align="top" draw:auto-grow-height="true" draw:auto-grow-width="true" fo:min-height="0.378cm" fo:min-width="0.336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386cm" fo:min-width="0.284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222cm" fo:min-width="0.163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82cm" fo:min-width="0.281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82cm" fo:min-width="0.349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16cm" fo:min-width="0.308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2cm" fo:min-width="0.308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835cm" fo:min-width="0.596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82cm" fo:min-width="0.391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382cm" fo:min-width="0.282cm" fo:padding-top="0cm" fo:padding-bottom="0cm" fo:padding-left="0cm" fo:padding-right="0cm" loext:decorative="false"/>
      <style:paragraph-properties style:writing-mode="lr-tb"/>
    </style:style>
    <style:style style:name="P1" style:family="paragraph">
      <loext:graphic-properties draw:fill="none"/>
    </style:style>
    <style:style style:name="P2" style:family="paragraph">
      <loext:graphic-properties draw:fill="solid" draw:fill-color="#241f1f"/>
    </style:style>
    <style:style style:name="P3" style:family="paragraph">
      <style:paragraph-properties fo:text-align="start" style:writing-mode="lr-tb"/>
    </style:style>
    <style:style style:name="P4" style:family="paragraph">
      <loext:graphic-properties draw:fill="none"/>
      <style:text-properties fo:font-size="7.90000009536743pt" style:font-size-asian="7.90000009536743pt" style:font-size-complex="7.90000009536743pt"/>
    </style:style>
    <style:style style:name="P5" style:family="paragraph">
      <loext:graphic-properties draw:fill="none"/>
      <style:text-properties fo:font-size="8.10000038146973pt" style:font-size-asian="8.10000038146973pt" style:font-size-complex="8.10000038146973pt"/>
    </style:style>
    <style:style style:name="P6" style:family="paragraph">
      <loext:graphic-properties draw:fill="none"/>
      <style:text-properties fo:font-size="4.59999990463257pt" style:font-size-asian="4.59999990463257pt" style:font-size-complex="4.59999990463257pt"/>
    </style:style>
    <style:style style:name="P7" style:family="paragraph">
      <loext:graphic-properties draw:fill="none"/>
      <style:text-properties fo:font-size="8pt" style:font-size-asian="8pt" style:font-size-complex="8pt"/>
    </style:style>
    <style:style style:name="P8" style:family="paragraph">
      <loext:graphic-properties draw:fill="none"/>
      <style:text-properties fo:font-size="8.80000019073486pt" style:font-size-asian="8.80000019073486pt" style:font-size-complex="8.80000019073486pt"/>
    </style:style>
    <style:style style:name="P9" style:family="paragraph">
      <loext:graphic-properties draw:fill="none"/>
      <style:paragraph-properties fo:text-align="start"/>
      <style:text-properties fo:font-size="8.80000019073486pt" style:font-size-asian="8.80000019073486pt" style:font-size-complex="8.80000019073486pt"/>
    </style:style>
    <style:style style:name="P10" style:family="paragraph">
      <style:paragraph-properties fo:text-align="start" style:writing-mode="lr-tb"/>
      <style:text-properties fo:font-style="normal" style:font-style-asian="normal" style:font-style-complex="normal"/>
    </style:style>
    <style:style style:name="P11" style:family="paragraph">
      <loext:graphic-properties draw:fill="none"/>
      <style:text-properties fo:font-size="8pt" fo:font-style="normal" style:font-size-asian="8pt" style:font-style-asian="normal" style:font-size-complex="8pt" style:font-style-complex="normal"/>
    </style:style>
    <style:style style:name="T1" style:family="text">
      <style:text-properties fo:color="#241f1f" loext:opacity="100%" style:font-name="Times1" fo:font-size="7.90000009536743pt" fo:font-style="italic" fo:font-weight="normal" style:font-name-asian="Times1" style:font-size-asian="7.90000009536743pt" style:font-style-asian="italic" style:font-weight-asian="normal" style:font-name-complex="Times1" style:font-size-complex="7.90000009536743pt" style:font-style-complex="italic" style:font-weight-complex="normal"/>
    </style:style>
    <style:style style:name="T2" style:family="text">
      <style:text-properties fo:color="#241f1f" loext:opacity="100%" style:font-name="Times1" fo:font-size="7.90000009536743pt" fo:font-style="normal" fo:font-weight="normal" style:font-name-asian="Times1" style:font-size-asian="7.90000009536743pt" style:font-style-asian="normal" style:font-weight-asian="normal" style:font-name-complex="Times1" style:font-size-complex="7.90000009536743pt" style:font-style-complex="normal" style:font-weight-complex="normal"/>
    </style:style>
    <style:style style:name="T3" style:family="text">
      <style:text-properties fo:color="#241f1f" loext:opacity="100%" style:font-name="Times1" fo:font-size="8.10000038146973pt" fo:font-style="italic" fo:font-weight="normal" style:font-name-asian="Times1" style:font-size-asian="8.10000038146973pt" style:font-style-asian="italic" style:font-weight-asian="normal" style:font-name-complex="Times1" style:font-size-complex="8.10000038146973pt" style:font-style-complex="italic" style:font-weight-complex="normal"/>
    </style:style>
    <style:style style:name="T4" style:family="text">
      <style:text-properties fo:color="#241f1f" loext:opacity="100%" style:font-name="Times1" fo:font-size="4.59999990463257pt" fo:font-weight="normal" style:font-name-asian="Times1" style:font-size-asian="4.59999990463257pt" style:font-weight-asian="normal" style:font-name-complex="Times1" style:font-size-complex="4.59999990463257pt" style:font-weight-complex="normal"/>
    </style:style>
    <style:style style:name="T5" style:family="text">
      <style:text-properties fo:color="#241f1f" loext:opacity="100%" style:font-name="Times1" fo:font-size="8pt" fo:font-style="italic" fo:font-weight="normal" style:font-name-asian="Times1" style:font-size-asian="8pt" style:font-style-asian="italic" style:font-weight-asian="normal" style:font-name-complex="Times1" style:font-size-complex="8pt" style:font-style-complex="italic" style:font-weight-complex="normal"/>
    </style:style>
    <style:style style:name="T6" style:family="text">
      <style:text-properties fo:color="#241f1f" loext:opacity="100%" style:font-name="Times1" fo:font-size="8.80000019073486pt" fo:font-weight="normal" style:font-name-asian="Times1" style:font-size-asian="8.80000019073486pt" style:font-weight-asian="normal" style:font-name-complex="Times1" style:font-size-complex="8.80000019073486pt" style:font-weight-complex="normal"/>
    </style:style>
    <style:style style:name="T7" style:family="text">
      <style:text-properties fo:color="#241f1f" loext:opacity="100%" style:font-name="Times1" fo:font-size="8.80000019073486pt" fo:font-style="italic" fo:font-weight="normal" style:font-name-asian="Times1" style:font-size-asian="8.80000019073486pt" style:font-style-asian="italic" style:font-weight-asian="normal" style:font-name-complex="Times1" style:font-size-complex="8.80000019073486pt" style:font-style-complex="italic" style:font-weight-complex="normal"/>
    </style:style>
    <style:style style:name="T8" style:family="text">
      <style:text-properties fo:color="#241f1f" loext:opacity="100%" style:font-name="Times1" fo:font-size="8pt" fo:font-style="normal" fo:font-weight="normal" style:font-name-asian="Times1" style:font-size-asian="8pt" style:font-style-asian="normal" style:font-weight-asian="normal" style:font-name-complex="Times1" style:font-size-complex="8pt" style:font-style-complex="normal" style:font-weight-complex="normal"/>
    </style:style>
    <style:style style:name="T9" style:family="text">
      <style:text-properties fo:color="#241f1f" loext:opacity="100%" style:font-name="Times1" fo:font-size="8pt" fo:font-weight="normal" style:font-name-asian="Times1" style:font-size-asian="8pt" style:font-weight-asian="normal" style:font-name-complex="Times1" style:font-size-complex="8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line draw:style-name="gr1" draw:text-style-name="P1" draw:layer="layout" svg:x1="0.836cm" svg:y1="0.845cm" svg:x2="0.836cm" svg:y2="3.016cm">
          <text:p/>
        </draw:line>
        <draw:polygon draw:style-name="gr2" draw:text-style-name="P2" draw:layer="layout" svg:width="0.167cm" svg:height="0.167cm" svg:x="0.752cm" svg:y="0.7cm" svg:viewBox="0 0 168 168" draw:points="168,168 85,0 0,168">
          <text:p/>
        </draw:polygon>
        <draw:line draw:style-name="gr1" draw:text-style-name="P1" draw:layer="layout" svg:x1="0.373cm" svg:y1="2.553cm" svg:x2="5.32cm" svg:y2="2.553cm">
          <text:p/>
        </draw:line>
        <draw:polygon draw:style-name="gr2" draw:text-style-name="P2" draw:layer="layout" svg:width="0.167cm" svg:height="0.167cm" svg:x="5.298cm" svg:y="2.469cm" svg:viewBox="0 0 168 168" draw:points="0,0 168,84 0,168">
          <text:p/>
        </draw:polygon>
        <draw:line draw:style-name="gr1" draw:text-style-name="P1" draw:layer="layout" svg:x1="0.836cm" svg:y1="2.554cm" svg:x2="0.84cm" svg:y2="2.534cm">
          <text:p/>
        </draw:line>
        <draw:line draw:style-name="gr1" draw:text-style-name="P1" draw:layer="layout" svg:x1="0.851cm" svg:y1="2.442cm" svg:x2="0.855cm" svg:y2="2.423cm">
          <text:p/>
        </draw:line>
        <draw:line draw:style-name="gr1" draw:text-style-name="P1" draw:layer="layout" svg:x1="0.867cm" svg:y1="2.33cm" svg:x2="0.867cm" svg:y2="2.312cm">
          <text:p/>
        </draw:line>
        <draw:line draw:style-name="gr1" draw:text-style-name="P1" draw:layer="layout" svg:x1="0.882cm" svg:y1="2.22cm" svg:x2="0.886cm" svg:y2="2.201cm">
          <text:p/>
        </draw:line>
        <draw:line draw:style-name="gr1" draw:text-style-name="P1" draw:layer="layout" svg:x1="0.897cm" svg:y1="2.109cm" svg:x2="0.903cm" svg:y2="2.09cm">
          <text:p/>
        </draw:line>
        <draw:line draw:style-name="gr1" draw:text-style-name="P1" draw:layer="layout" svg:x1="0.897cm" svg:y1="2.109cm" svg:x2="0.903cm" svg:y2="2.09cm">
          <text:p/>
        </draw:line>
        <draw:line draw:style-name="gr1" draw:text-style-name="P1" draw:layer="layout" svg:x1="0.913cm" svg:y1="1.998cm" svg:x2="0.917cm" svg:y2="1.978cm">
          <text:p/>
        </draw:line>
        <draw:line draw:style-name="gr1" draw:text-style-name="P1" draw:layer="layout" svg:x1="0.928cm" svg:y1="1.887cm" svg:x2="0.932cm" svg:y2="1.867cm">
          <text:p/>
        </draw:line>
        <draw:line draw:style-name="gr1" draw:text-style-name="P1" draw:layer="layout" svg:x1="0.953cm" svg:y1="1.779cm" svg:x2="0.957cm" svg:y2="1.759cm">
          <text:p/>
        </draw:line>
        <draw:line draw:style-name="gr1" draw:text-style-name="P1" draw:layer="layout" svg:x1="0.981cm" svg:y1="1.671cm" svg:x2="0.988cm" svg:y2="1.651cm">
          <text:p/>
        </draw:line>
        <draw:line draw:style-name="gr1" draw:text-style-name="P1" draw:layer="layout" svg:x1="1.012cm" svg:y1="1.563cm" svg:x2="1.019cm" svg:y2="1.543cm">
          <text:p/>
        </draw:line>
        <draw:line draw:style-name="gr1" draw:text-style-name="P1" draw:layer="layout" svg:x1="1.046cm" svg:y1="1.455cm" svg:x2="1.053cm" svg:y2="1.435cm">
          <text:p/>
        </draw:line>
        <draw:polyline draw:style-name="gr1" draw:text-style-name="P1" draw:layer="layout" svg:width="0.006cm" svg:height="0.019cm" svg:x="1.086cm" svg:y="1.33cm" svg:viewBox="0 0 7 20" draw:points="0,20 3,6 7,0">
          <text:p/>
        </draw:polyline>
        <draw:line draw:style-name="gr1" draw:text-style-name="P1" draw:layer="layout" svg:x1="1.126cm" svg:y1="1.245cm" svg:x2="1.136cm" svg:y2="1.228cm">
          <text:p/>
        </draw:line>
        <draw:line draw:style-name="gr1" draw:text-style-name="P1" draw:layer="layout" svg:x1="1.169cm" svg:y1="1.143cm" svg:x2="1.176cm" svg:y2="1.123cm">
          <text:p/>
        </draw:line>
        <draw:line draw:style-name="gr1" draw:text-style-name="P1" draw:layer="layout" svg:x1="1.219cm" svg:y1="1.041cm" svg:x2="1.229cm" svg:y2="1.025cm">
          <text:p/>
        </draw:line>
        <draw:polyline draw:style-name="gr1" draw:text-style-name="P1" draw:layer="layout" svg:width="0.009cm" svg:height="0.015cm" svg:x="1.271cm" svg:y="0.929cm" svg:viewBox="0 0 10 16" draw:points="0,16 7,3 10,0">
          <text:p/>
        </draw:polyline>
        <draw:line draw:style-name="gr1" draw:text-style-name="P1" draw:layer="layout" svg:x1="1.348cm" svg:y1="0.879cm" svg:x2="1.362cm" svg:y2="0.893cm">
          <text:p/>
        </draw:line>
        <draw:line draw:style-name="gr1" draw:text-style-name="P1" draw:layer="layout" svg:x1="1.419cm" svg:y1="0.96cm" svg:x2="1.431cm" svg:y2="0.976cm">
          <text:p/>
        </draw:line>
        <draw:line draw:style-name="gr1" draw:text-style-name="P1" draw:layer="layout" svg:x1="1.472cm" svg:y1="1.055cm" svg:x2="1.476cm" svg:y2="1.075cm">
          <text:p/>
        </draw:line>
        <draw:line draw:style-name="gr1" draw:text-style-name="P1" draw:layer="layout" svg:x1="1.5cm" svg:y1="1.163cm" svg:x2="1.507cm" svg:y2="1.183cm">
          <text:p/>
        </draw:line>
        <draw:polyline draw:style-name="gr1" draw:text-style-name="P1" draw:layer="layout" svg:width="0.016cm" svg:height="0.021cm" svg:x="1.527cm" svg:y="1.272cm" svg:viewBox="0 0 17 22" draw:points="0,0 3,6 17,22">
          <text:p/>
        </draw:polyline>
        <draw:line draw:style-name="gr1" draw:text-style-name="P1" draw:layer="layout" svg:x1="1.605cm" svg:y1="1.361cm" svg:x2="1.618cm" svg:y2="1.378cm">
          <text:p/>
        </draw:line>
        <draw:line draw:style-name="gr1" draw:text-style-name="P1" draw:layer="layout" svg:x1="1.691cm" svg:y1="1.429cm" svg:x2="1.707cm" svg:y2="1.439cm">
          <text:p/>
        </draw:line>
        <draw:line draw:style-name="gr1" draw:text-style-name="P1" draw:layer="layout" svg:x1="1.787cm" svg:y1="1.427cm" svg:x2="1.803cm" svg:y2="1.417cm">
          <text:p/>
        </draw:line>
        <draw:line draw:style-name="gr1" draw:text-style-name="P1" draw:layer="layout" svg:x1="1.861cm" svg:y1="1.35cm" svg:x2="1.868cm" svg:y2="1.33cm">
          <text:p/>
        </draw:line>
        <draw:line draw:style-name="gr1" draw:text-style-name="P1" draw:layer="layout" svg:x1="1.904cm" svg:y1="1.248cm" svg:x2="1.914cm" svg:y2="1.231cm">
          <text:p/>
        </draw:line>
        <draw:line draw:style-name="gr1" draw:text-style-name="P1" draw:layer="layout" svg:x1="1.953cm" svg:y1="1.149cm" svg:x2="1.967cm" svg:y2="1.136cm">
          <text:p/>
        </draw:line>
        <draw:line draw:style-name="gr1" draw:text-style-name="P1" draw:layer="layout" svg:x1="1.994cm" svg:y1="1.105cm" svg:x2="2.012cm" svg:y2="1.105cm">
          <text:p/>
        </draw:line>
        <draw:line draw:style-name="gr1" draw:text-style-name="P1" draw:layer="layout" svg:x1="2.077cm" svg:y1="1.164cm" svg:x2="2.084cm" svg:y2="1.183cm">
          <text:p/>
        </draw:line>
        <draw:polyline draw:style-name="gr1" draw:text-style-name="P1" draw:layer="layout" svg:width="0.006cm" svg:height="0.018cm" svg:x="2.114cm" svg:y="1.269cm" svg:viewBox="0 0 7 19" draw:points="0,0 4,9 7,19">
          <text:p/>
        </draw:polyline>
        <draw:line draw:style-name="gr1" draw:text-style-name="P1" draw:layer="layout" svg:x1="2.151cm" svg:y1="1.373cm" svg:x2="2.158cm" svg:y2="1.394cm">
          <text:p/>
        </draw:line>
        <draw:line draw:style-name="gr1" draw:text-style-name="P1" draw:layer="layout" svg:x1="2.188cm" svg:y1="1.478cm" svg:x2="2.195cm" svg:y2="1.498cm">
          <text:p/>
        </draw:line>
        <draw:line draw:style-name="gr1" draw:text-style-name="P1" draw:layer="layout" svg:x1="2.225cm" svg:y1="1.583cm" svg:x2="2.232cm" svg:y2="1.603cm">
          <text:p/>
        </draw:line>
        <draw:line draw:style-name="gr1" draw:text-style-name="P1" draw:layer="layout" svg:x1="2.253cm" svg:y1="1.691cm" svg:x2="2.257cm" svg:y2="1.711cm">
          <text:p/>
        </draw:line>
        <draw:line draw:style-name="gr1" draw:text-style-name="P1" draw:layer="layout" svg:x1="2.271cm" svg:y1="1.803cm" svg:x2="2.275cm" svg:y2="1.822cm">
          <text:p/>
        </draw:line>
        <draw:line draw:style-name="gr1" draw:text-style-name="P1" draw:layer="layout" svg:x1="2.299cm" svg:y1="1.911cm" svg:x2="2.306cm" svg:y2="1.93cm">
          <text:p/>
        </draw:line>
        <draw:line draw:style-name="gr1" draw:text-style-name="P1" draw:layer="layout" svg:x1="2.336cm" svg:y1="2.016cm" svg:x2="2.343cm" svg:y2="2.035cm">
          <text:p/>
        </draw:line>
        <draw:line draw:style-name="gr1" draw:text-style-name="P1" draw:layer="layout" svg:x1="2.373cm" svg:y1="2.121cm" svg:x2="2.38cm" svg:y2="2.14cm">
          <text:p/>
        </draw:line>
        <draw:line draw:style-name="gr1" draw:text-style-name="P1" draw:layer="layout" svg:x1="2.41cm" svg:y1="2.226cm" svg:x2="2.417cm" svg:y2="2.245cm">
          <text:p/>
        </draw:line>
        <draw:line draw:style-name="gr1" draw:text-style-name="P1" draw:layer="layout" svg:x1="2.45cm" svg:y1="2.331cm" svg:x2="2.464cm" svg:y2="2.347cm">
          <text:p/>
        </draw:line>
        <draw:polyline draw:style-name="gr1" draw:text-style-name="P1" draw:layer="layout" svg:width="0.013cm" svg:height="0.016cm" svg:x="2.515cm" svg:y="2.423cm" svg:viewBox="0 0 14 17" draw:points="0,0 11,14 14,17">
          <text:p/>
        </draw:polyline>
        <draw:polyline draw:style-name="gr1" draw:text-style-name="P1" draw:layer="layout" svg:width="0.015cm" svg:height="0.012cm" svg:x="2.605cm" svg:y="2.491cm" svg:viewBox="0 0 16 13" draw:points="0,0 3,4 16,13">
          <text:p/>
        </draw:polyline>
        <draw:line draw:style-name="gr3" draw:text-style-name="P1" draw:layer="layout" svg:x1="2.688cm" svg:y1="0.642cm" svg:x2="2.688cm" svg:y2="2.843cm">
          <text:p/>
        </draw:line>
        <draw:line draw:style-name="gr1" draw:text-style-name="P1" draw:layer="layout" svg:x1="2.688cm" svg:y1="2.526cm" svg:x2="2.692cm" svg:y2="2.506cm">
          <text:p/>
        </draw:line>
        <draw:line draw:style-name="gr1" draw:text-style-name="P1" draw:layer="layout" svg:x1="2.703cm" svg:y1="2.415cm" svg:x2="2.709cm" svg:y2="2.395cm">
          <text:p/>
        </draw:line>
        <draw:line draw:style-name="gr1" draw:text-style-name="P1" draw:layer="layout" svg:x1="2.719cm" svg:y1="2.303cm" svg:x2="2.719cm" svg:y2="2.284cm">
          <text:p/>
        </draw:line>
        <draw:line draw:style-name="gr1" draw:text-style-name="P1" draw:layer="layout" svg:x1="2.734cm" svg:y1="2.192cm" svg:x2="2.738cm" svg:y2="2.173cm">
          <text:p/>
        </draw:line>
        <draw:line draw:style-name="gr1" draw:text-style-name="P1" draw:layer="layout" svg:x1="2.75cm" svg:y1="2.081cm" svg:x2="2.754cm" svg:y2="2.062cm">
          <text:p/>
        </draw:line>
        <draw:line draw:style-name="gr1" draw:text-style-name="P1" draw:layer="layout" svg:x1="2.75cm" svg:y1="2.081cm" svg:x2="2.754cm" svg:y2="2.062cm">
          <text:p/>
        </draw:line>
        <draw:line draw:style-name="gr1" draw:text-style-name="P1" draw:layer="layout" svg:x1="2.765cm" svg:y1="1.97cm" svg:x2="2.769cm" svg:y2="1.951cm">
          <text:p/>
        </draw:line>
        <draw:line draw:style-name="gr1" draw:text-style-name="P1" draw:layer="layout" svg:x1="2.781cm" svg:y1="1.859cm" svg:x2="2.785cm" svg:y2="1.84cm">
          <text:p/>
        </draw:line>
        <draw:line draw:style-name="gr1" draw:text-style-name="P1" draw:layer="layout" svg:x1="2.805cm" svg:y1="1.751cm" svg:x2="2.809cm" svg:y2="1.732cm">
          <text:p/>
        </draw:line>
        <draw:line draw:style-name="gr1" draw:text-style-name="P1" draw:layer="layout" svg:x1="2.833cm" svg:y1="1.643cm" svg:x2="2.84cm" svg:y2="1.623cm">
          <text:p/>
        </draw:line>
        <draw:line draw:style-name="gr1" draw:text-style-name="P1" draw:layer="layout" svg:x1="2.864cm" svg:y1="1.535cm" svg:x2="2.871cm" svg:y2="1.515cm">
          <text:p/>
        </draw:line>
        <draw:line draw:style-name="gr1" draw:text-style-name="P1" draw:layer="layout" svg:x1="2.898cm" svg:y1="1.427cm" svg:x2="2.905cm" svg:y2="1.407cm">
          <text:p/>
        </draw:line>
        <draw:polyline draw:style-name="gr1" draw:text-style-name="P1" draw:layer="layout" svg:width="0.006cm" svg:height="0.019cm" svg:x="2.938cm" svg:y="1.302cm" svg:viewBox="0 0 7 20" draw:points="0,20 4,7 7,0">
          <text:p/>
        </draw:polyline>
        <draw:line draw:style-name="gr1" draw:text-style-name="P1" draw:layer="layout" svg:x1="2.978cm" svg:y1="1.217cm" svg:x2="2.989cm" svg:y2="1.2cm">
          <text:p/>
        </draw:line>
        <draw:line draw:style-name="gr1" draw:text-style-name="P1" draw:layer="layout" svg:x1="3.022cm" svg:y1="1.115cm" svg:x2="3.029cm" svg:y2="1.096cm">
          <text:p/>
        </draw:line>
        <draw:line draw:style-name="gr1" draw:text-style-name="P1" draw:layer="layout" svg:x1="3.071cm" svg:y1="1.013cm" svg:x2="3.081cm" svg:y2="0.997cm">
          <text:p/>
        </draw:line>
        <draw:polyline draw:style-name="gr1" draw:text-style-name="P1" draw:layer="layout" svg:width="0.01cm" svg:height="0.015cm" svg:x="3.123cm" svg:y="0.901cm" svg:viewBox="0 0 11 16" draw:points="0,16 8,3 11,0">
          <text:p/>
        </draw:polyline>
        <draw:line draw:style-name="gr1" draw:text-style-name="P1" draw:layer="layout" svg:x1="3.199cm" svg:y1="0.852cm" svg:x2="3.212cm" svg:y2="0.865cm">
          <text:p/>
        </draw:line>
        <draw:line draw:style-name="gr1" draw:text-style-name="P1" draw:layer="layout" svg:x1="3.27cm" svg:y1="0.932cm" svg:x2="3.28cm" svg:y2="0.948cm">
          <text:p/>
        </draw:line>
        <draw:line draw:style-name="gr1" draw:text-style-name="P1" draw:layer="layout" svg:x1="3.323cm" svg:y1="1.028cm" svg:x2="3.327cm" svg:y2="1.047cm">
          <text:p/>
        </draw:line>
        <draw:line draw:style-name="gr1" draw:text-style-name="P1" draw:layer="layout" svg:x1="3.35cm" svg:y1="1.136cm" svg:x2="3.357cm" svg:y2="1.155cm">
          <text:p/>
        </draw:line>
        <draw:polyline draw:style-name="gr1" draw:text-style-name="P1" draw:layer="layout" svg:width="0.015cm" svg:height="0.021cm" svg:x="3.378cm" svg:y="1.244cm" svg:viewBox="0 0 16 22" draw:points="0,0 3,6 16,22">
          <text:p/>
        </draw:polyline>
        <draw:line draw:style-name="gr1" draw:text-style-name="P1" draw:layer="layout" svg:x1="3.455cm" svg:y1="1.333cm" svg:x2="3.469cm" svg:y2="1.35cm">
          <text:p/>
        </draw:line>
        <draw:line draw:style-name="gr1" draw:text-style-name="P1" draw:layer="layout" svg:x1="3.545cm" svg:y1="1.398cm" svg:x2="3.561cm" svg:y2="1.408cm">
          <text:p/>
        </draw:line>
        <draw:line draw:style-name="gr1" draw:text-style-name="P1" draw:layer="layout" svg:x1="3.64cm" svg:y1="1.396cm" svg:x2="3.657cm" svg:y2="1.386cm">
          <text:p/>
        </draw:line>
        <draw:line draw:style-name="gr1" draw:text-style-name="P1" draw:layer="layout" svg:x1="3.711cm" svg:y1="1.319cm" svg:x2="3.722cm" svg:y2="1.302cm">
          <text:p/>
        </draw:line>
        <draw:line draw:style-name="gr1" draw:text-style-name="P1" draw:layer="layout" svg:x1="3.758cm" svg:y1="1.217cm" svg:x2="3.765cm" svg:y2="1.197cm">
          <text:p/>
        </draw:line>
        <draw:line draw:style-name="gr1" draw:text-style-name="P1" draw:layer="layout" svg:x1="3.807cm" svg:y1="1.118cm" svg:x2="3.821cm" svg:y2="1.105cm">
          <text:p/>
        </draw:line>
        <draw:line draw:style-name="gr1" draw:text-style-name="P1" draw:layer="layout" svg:x1="3.844cm" svg:y1="1.077cm" svg:x2="3.863cm" svg:y2="1.077cm">
          <text:p/>
        </draw:line>
        <draw:line draw:style-name="gr1" draw:text-style-name="P1" draw:layer="layout" svg:x1="3.928cm" svg:y1="1.136cm" svg:x2="3.935cm" svg:y2="1.155cm">
          <text:p/>
        </draw:line>
        <draw:polyline draw:style-name="gr1" draw:text-style-name="P1" draw:layer="layout" svg:width="0.006cm" svg:height="0.018cm" svg:x="3.965cm" svg:y="1.241cm" svg:viewBox="0 0 7 19" draw:points="0,0 3,10 7,19">
          <text:p/>
        </draw:polyline>
        <draw:line draw:style-name="gr1" draw:text-style-name="P1" draw:layer="layout" svg:x1="4.002cm" svg:y1="1.346cm" svg:x2="4.009cm" svg:y2="1.365cm">
          <text:p/>
        </draw:line>
        <draw:line draw:style-name="gr1" draw:text-style-name="P1" draw:layer="layout" svg:x1="4.039cm" svg:y1="1.451cm" svg:x2="4.046cm" svg:y2="1.47cm">
          <text:p/>
        </draw:line>
        <draw:line draw:style-name="gr1" draw:text-style-name="P1" draw:layer="layout" svg:x1="4.076cm" svg:y1="1.556cm" svg:x2="4.083cm" svg:y2="1.575cm">
          <text:p/>
        </draw:line>
        <draw:line draw:style-name="gr1" draw:text-style-name="P1" draw:layer="layout" svg:x1="4.104cm" svg:y1="1.664cm" svg:x2="4.108cm" svg:y2="1.683cm">
          <text:p/>
        </draw:line>
        <draw:line draw:style-name="gr1" draw:text-style-name="P1" draw:layer="layout" svg:x1="4.122cm" svg:y1="1.775cm" svg:x2="4.126cm" svg:y2="1.794cm">
          <text:p/>
        </draw:line>
        <draw:line draw:style-name="gr1" draw:text-style-name="P1" draw:layer="layout" svg:x1="4.15cm" svg:y1="1.883cm" svg:x2="4.157cm" svg:y2="1.902cm">
          <text:p/>
        </draw:line>
        <draw:line draw:style-name="gr1" draw:text-style-name="P1" draw:layer="layout" svg:x1="4.187cm" svg:y1="1.988cm" svg:x2="4.194cm" svg:y2="2.007cm">
          <text:p/>
        </draw:line>
        <draw:line draw:style-name="gr1" draw:text-style-name="P1" draw:layer="layout" svg:x1="4.224cm" svg:y1="2.093cm" svg:x2="4.231cm" svg:y2="2.112cm">
          <text:p/>
        </draw:line>
        <draw:line draw:style-name="gr1" draw:text-style-name="P1" draw:layer="layout" svg:x1="4.261cm" svg:y1="2.198cm" svg:x2="4.268cm" svg:y2="2.217cm">
          <text:p/>
        </draw:line>
        <draw:line draw:style-name="gr1" draw:text-style-name="P1" draw:layer="layout" svg:x1="4.301cm" svg:y1="2.303cm" svg:x2="4.314cm" svg:y2="2.319cm">
          <text:p/>
        </draw:line>
        <draw:polyline draw:style-name="gr1" draw:text-style-name="P1" draw:layer="layout" svg:width="0.012cm" svg:height="0.016cm" svg:x="4.366cm" svg:y="2.395cm" svg:viewBox="0 0 13 17" draw:points="0,0 10,14 13,17">
          <text:p/>
        </draw:polyline>
        <draw:polyline draw:style-name="gr1" draw:text-style-name="P1" draw:layer="layout" svg:width="0.016cm" svg:height="0.013cm" svg:x="4.455cm" svg:y="2.463cm" svg:viewBox="0 0 17 14" draw:points="0,0 4,3 17,14">
          <text:p/>
        </draw:polyline>
        <draw:line draw:style-name="gr3" draw:text-style-name="P1" draw:layer="layout" svg:x1="4.539cm" svg:y1="0.583cm" svg:x2="4.539cm" svg:y2="2.784cm">
          <text:p/>
        </draw:line>
        <draw:frame draw:style-name="gr4" draw:text-style-name="P4" draw:layer="layout" svg:width="0.451cm" svg:height="0.382cm" svg:x="0.618cm" svg:y="0.249cm">
          <draw:text-box>
            <text:p text:style-name="P3"><text:span text:style-name="T1">x</text:span><text:span text:style-name="T2">(</text:span><text:span text:style-name="T1">n</text:span><text:span text:style-name="T2">)</text:span></text:p>
          </draw:text-box>
        </draw:frame>
        <draw:line draw:style-name="gr3" draw:text-style-name="P1" draw:layer="layout" svg:x1="0.959cm" svg:y1="2.784cm" svg:x2="2.565cm" svg:y2="2.784cm">
          <text:p/>
        </draw:line>
        <draw:path draw:style-name="gr2" draw:text-style-name="P2" draw:layer="layout" svg:width="1.852cm" svg:height="0.142cm" svg:x="0.836cm" svg:y="2.713cm" svg:viewBox="0 0 1853 143" svg:d="M143 0l-143 71 143 72zM1711 0l142 71-142 72z">
          <text:p/>
        </draw:path>
        <draw:frame draw:style-name="gr5" draw:text-style-name="P5" draw:layer="layout" svg:width="0.284cm" svg:height="0.386cm" svg:x="5.577cm" svg:y="2.313cm">
          <draw:text-box>
            <text:p text:style-name="P3"><text:span text:style-name="T3">n</text:span></text:p>
          </draw:text-box>
        </draw:frame>
        <draw:frame draw:style-name="gr6" draw:text-style-name="P6" draw:layer="layout" svg:width="0.163cm" svg:height="0.222cm" svg:x="1.162cm" svg:y="3.248cm">
          <draw:text-box>
            <text:p text:style-name="P3"><text:span text:style-name="T4">0</text:span></text:p>
          </draw:text-box>
        </draw:frame>
        <draw:frame draw:style-name="gr7" draw:text-style-name="P7" draw:layer="layout" svg:width="0.281cm" svg:height="0.382cm" svg:x="1.023cm" svg:y="3.05cm">
          <draw:text-box>
            <text:p text:style-name="P3"><text:span text:style-name="T5">T</text:span></text:p>
          </draw:text-box>
        </draw:frame>
        <draw:line draw:style-name="gr1" draw:text-style-name="P1" draw:layer="layout" svg:x1="4.77cm" svg:y1="1.626cm" svg:x2="4.789cm" svg:y2="1.626cm">
          <text:p/>
        </draw:line>
        <draw:line draw:style-name="gr1" draw:text-style-name="P1" draw:layer="layout" svg:x1="4.881cm" svg:y1="1.626cm" svg:x2="4.9cm" svg:y2="1.626cm">
          <text:p/>
        </draw:line>
        <draw:line draw:style-name="gr1" draw:text-style-name="P1" draw:layer="layout" svg:x1="4.993cm" svg:y1="1.626cm" svg:x2="5.011cm" svg:y2="1.626cm">
          <text:p/>
        </draw:line>
        <draw:line draw:style-name="gr1" draw:text-style-name="P1" draw:layer="layout" svg:x1="5.104cm" svg:y1="1.626cm" svg:x2="5.122cm" svg:y2="1.626cm">
          <text:p/>
        </draw:line>
        <draw:line draw:style-name="gr1" draw:text-style-name="P1" draw:layer="layout" svg:x1="5.215cm" svg:y1="1.626cm" svg:x2="5.233cm" svg:y2="1.626cm">
          <text:p/>
        </draw:line>
        <draw:frame draw:style-name="gr8" draw:text-style-name="P7" draw:layer="layout" svg:width="0.349cm" svg:height="0.382cm" svg:x="1.569cm" svg:y="3.05cm">
          <draw:text-box>
            <text:p text:style-name="P3"><text:span text:style-name="T5">NT</text:span></text:p>
          </draw:text-box>
        </draw:frame>
        <draw:line draw:style-name="gr1" draw:text-style-name="P1" draw:layer="layout" svg:x1="0.836cm" svg:y1="2.667cm" svg:x2="0.836cm" svg:y2="2.435cm">
          <text:p/>
        </draw:line>
        <draw:polygon draw:style-name="gr2" draw:text-style-name="P2" draw:layer="layout" svg:width="0.1cm" svg:height="0.096cm" svg:x="0.786cm" svg:y="2.389cm" svg:viewBox="0 0 101 97" draw:points="51,97 63,97 66,94 72,94 78,91 85,84 88,78 91,75 94,69 97,66 101,60 101,38 97,32 94,29 91,23 88,20 85,12 78,6 72,3 66,3 63,0 41,0 35,3 29,3 26,6 20,9 17,12 14,20 11,23 7,29 4,32 4,44 0,47 4,53 4,66 7,69 11,75 14,78 17,84 20,87 26,91 29,94 35,94 41,97">
          <text:p/>
        </draw:polygon>
        <draw:line draw:style-name="gr1" draw:text-style-name="P1" draw:layer="layout" svg:x1="2.688cm" svg:y1="2.667cm" svg:x2="2.688cm" svg:y2="2.435cm">
          <text:p/>
        </draw:line>
        <draw:polygon draw:style-name="gr2" draw:text-style-name="P2" draw:layer="layout" svg:width="0.098cm" svg:height="0.096cm" svg:x="2.639cm" svg:y="2.389cm" svg:viewBox="0 0 99 97" draw:points="50,97 62,97 65,94 72,94 78,91 84,84 87,78 90,75 93,69 96,66 99,60 99,38 96,32 93,29 90,23 87,20 84,12 78,6 72,3 65,3 62,0 41,0 35,3 28,3 25,6 19,9 16,12 13,20 9,23 6,29 3,32 3,44 0,47 3,53 3,66 6,69 9,75 13,78 16,84 19,87 25,91 28,94 35,94 41,97">
          <text:p/>
        </draw:polygon>
        <draw:line draw:style-name="gr1" draw:text-style-name="P1" draw:layer="layout" svg:x1="1.067cm" svg:y1="2.553cm" svg:x2="1.067cm" svg:y2="1.395cm">
          <text:p/>
        </draw:line>
        <draw:polygon draw:style-name="gr2" draw:text-style-name="P2" draw:layer="layout" svg:width="0.099cm" svg:height="0.098cm" svg:x="1.018cm" svg:y="1.346cm" svg:viewBox="0 0 100 99" draw:points="49,99 55,99 62,96 66,96 78,90 87,81 90,75 93,72 100,59 100,38 97,35 93,28 90,25 87,19 78,9 66,3 62,3 55,0 43,0 40,3 34,3 28,6 25,9 18,13 12,19 9,25 6,28 3,35 3,44 0,50 3,56 3,65 6,72 9,75 12,81 18,87 25,90 28,93 34,96 40,96 43,99">
          <text:p/>
        </draw:polygon>
        <draw:line draw:style-name="gr1" draw:text-style-name="P1" draw:layer="layout" svg:x1="1.299cm" svg:y1="2.553cm" svg:x2="1.299cm" svg:y2="0.932cm">
          <text:p/>
        </draw:line>
        <draw:polygon draw:style-name="gr2" draw:text-style-name="P2" draw:layer="layout" svg:width="0.099cm" svg:height="0.099cm" svg:x="1.249cm" svg:y="0.882cm" svg:viewBox="0 0 100 100" draw:points="51,100 57,100 63,97 66,97 79,91 88,81 91,75 94,71 100,59 100,38 97,34 94,28 91,25 88,19 79,10 66,4 63,4 57,0 45,0 41,4 35,4 29,7 25,10 19,13 13,19 10,25 7,28 3,34 3,44 0,50 3,56 3,65 7,71 10,75 13,81 19,88 25,91 29,94 35,97 41,97 45,100">
          <text:p/>
        </draw:polygon>
        <draw:polyline draw:style-name="gr1" draw:text-style-name="P1" draw:layer="layout" svg:width="0cm" svg:height="1.274cm" svg:x="1.53cm" svg:y="1.278cm" svg:viewBox="0 0 0 1275" draw:points="0,580 0,1275 0,0">
          <text:p/>
        </draw:polyline>
        <draw:polygon draw:style-name="gr2" draw:text-style-name="P2" draw:layer="layout" svg:width="0.099cm" svg:height="0.096cm" svg:x="1.481cm" svg:y="1.231cm" svg:viewBox="0 0 100 97" draw:points="49,97 62,97 65,94 71,94 77,91 83,85 86,78 89,75 94,69 97,66 100,60 100,38 97,31 94,28 89,22 86,19 83,13 77,6 71,3 65,3 62,0 40,0 34,3 28,3 25,6 18,10 15,13 12,19 9,22 6,28 3,31 3,45 0,48 3,54 3,66 6,69 9,75 12,78 15,85 18,88 25,91 28,94 34,94 40,97">
          <text:p/>
        </draw:polygon>
        <draw:line draw:style-name="gr1" draw:text-style-name="P1" draw:layer="layout" svg:x1="1.762cm" svg:y1="2.553cm" svg:x2="1.762cm" svg:y2="1.395cm">
          <text:p/>
        </draw:line>
        <draw:polygon draw:style-name="gr2" draw:text-style-name="P2" draw:layer="layout" svg:width="0.099cm" svg:height="0.098cm" svg:x="1.712cm" svg:y="1.346cm" svg:viewBox="0 0 100 99" draw:points="50,99 57,99 63,96 66,96 79,90 88,81 91,75 94,72 100,59 100,38 97,35 94,28 91,25 88,19 79,9 66,3 63,3 57,0 44,0 41,3 34,3 28,6 25,9 19,13 13,19 10,25 7,28 4,35 4,44 0,50 4,56 4,65 7,72 10,75 13,81 19,87 25,90 28,93 34,96 41,96 44,99">
          <text:p/>
        </draw:polygon>
        <draw:line draw:style-name="gr1" draw:text-style-name="P1" draw:layer="layout" svg:x1="1.993cm" svg:y1="2.553cm" svg:x2="1.993cm" svg:y2="1.163cm">
          <text:p/>
        </draw:line>
        <draw:polygon draw:style-name="gr2" draw:text-style-name="P2" draw:layer="layout" svg:width="0.099cm" svg:height="0.099cm" svg:x="1.944cm" svg:y="1.114cm" svg:viewBox="0 0 100 100" draw:points="50,100 57,100 63,97 66,97 78,91 87,81 91,75 94,72 100,60 100,37 97,34 94,28 91,25 87,19 78,9 66,3 63,3 57,0 44,0 41,3 35,3 29,6 26,9 19,12 12,19 9,25 6,28 3,34 3,43 0,50 3,57 3,66 6,72 9,75 12,81 19,87 26,91 29,94 35,97 41,97 44,100">
          <text:p/>
        </draw:polygon>
        <draw:line draw:style-name="gr1" draw:text-style-name="P1" draw:layer="layout" svg:x1="2.225cm" svg:y1="2.553cm" svg:x2="2.225cm" svg:y2="1.626cm">
          <text:p/>
        </draw:line>
        <draw:polygon draw:style-name="gr2" draw:text-style-name="P2" draw:layer="layout" svg:width="0.098cm" svg:height="0.099cm" svg:x="2.176cm" svg:y="1.577cm" svg:viewBox="0 0 99 100" draw:points="49,100 55,100 61,97 64,97 77,91 87,81 90,75 93,71 99,59 99,37 96,34 93,28 90,25 87,19 77,9 64,3 61,3 55,0 43,0 40,3 34,3 27,6 24,9 18,12 12,19 9,25 6,28 3,34 3,43 0,49 3,56 3,65 6,71 9,75 12,81 18,88 24,91 27,94 34,97 40,97 43,100">
          <text:p/>
        </draw:polygon>
        <draw:line draw:style-name="gr1" draw:text-style-name="P1" draw:layer="layout" svg:x1="2.456cm" svg:y1="2.553cm" svg:x2="2.456cm" svg:y2="2.321cm">
          <text:p/>
        </draw:line>
        <draw:polygon draw:style-name="gr2" draw:text-style-name="P2" draw:layer="layout" svg:width="0.099cm" svg:height="0.098cm" svg:x="2.407cm" svg:y="2.272cm" svg:viewBox="0 0 100 99" draw:points="50,99 57,99 63,96 66,96 78,90 81,87 88,81 91,75 94,72 100,58 100,37 97,34 94,27 91,24 88,18 81,12 78,9 66,3 63,3 57,0 43,0 40,3 34,3 28,6 25,9 19,12 12,18 9,24 6,27 3,34 3,43 0,49 3,55 3,66 6,72 9,75 12,81 19,87 25,90 28,93 34,96 40,96 43,99">
          <text:p/>
        </draw:polygon>
        <draw:line draw:style-name="gr1" draw:text-style-name="P1" draw:layer="layout" svg:x1="2.92cm" svg:y1="2.553cm" svg:x2="2.92cm" svg:y2="1.395cm">
          <text:p/>
        </draw:line>
        <draw:polygon draw:style-name="gr2" draw:text-style-name="P2" draw:layer="layout" svg:width="0.099cm" svg:height="0.098cm" svg:x="2.87cm" svg:y="1.346cm" svg:viewBox="0 0 100 99" draw:points="50,99 56,99 62,96 65,96 78,90 88,81 91,75 94,72 97,65 100,59 100,38 97,35 94,28 91,25 88,19 78,9 65,3 62,3 56,0 43,0 40,3 34,3 28,6 25,9 19,13 12,19 9,25 6,28 3,35 3,44 0,50 3,56 3,65 6,72 9,75 12,81 19,87 25,90 28,93 34,96 40,96 43,99">
          <text:p/>
        </draw:polygon>
        <draw:line draw:style-name="gr1" draw:text-style-name="P1" draw:layer="layout" svg:x1="3.151cm" svg:y1="2.553cm" svg:x2="3.151cm" svg:y2="0.932cm">
          <text:p/>
        </draw:line>
        <draw:polygon draw:style-name="gr2" draw:text-style-name="P2" draw:layer="layout" svg:width="0.097cm" svg:height="0.099cm" svg:x="3.102cm" svg:y="0.882cm" svg:viewBox="0 0 98 100" draw:points="50,100 56,100 62,97 66,97 78,91 87,81 89,75 92,71 95,65 98,59 98,38 95,34 92,28 89,25 87,19 78,10 66,4 62,4 56,0 44,0 41,4 35,4 28,7 24,10 18,13 12,19 9,25 6,28 3,34 3,44 0,50 3,56 3,65 6,71 9,75 12,81 18,88 24,91 28,94 35,97 41,97 44,100">
          <text:p/>
        </draw:polygon>
        <draw:line draw:style-name="gr1" draw:text-style-name="P1" draw:layer="layout" svg:x1="3.381cm" svg:y1="2.553cm" svg:x2="3.381cm" svg:y2="1.278cm">
          <text:p/>
        </draw:line>
        <draw:polygon draw:style-name="gr2" draw:text-style-name="P2" draw:layer="layout" svg:width="0.098cm" svg:height="0.096cm" svg:x="3.332cm" svg:y="1.231cm" svg:viewBox="0 0 99 97" draw:points="50,97 62,97 66,94 72,94 78,91 84,85 87,78 90,75 93,69 96,66 99,60 99,38 96,31 93,28 90,22 87,19 84,13 78,6 72,3 66,3 62,0 41,0 35,3 28,3 25,6 19,10 16,13 13,19 10,22 7,28 3,31 3,45 0,48 3,54 3,66 7,69 10,75 13,78 16,85 19,88 25,91 28,94 35,94 41,97">
          <text:p/>
        </draw:polygon>
        <draw:line draw:style-name="gr1" draw:text-style-name="P1" draw:layer="layout" svg:x1="3.613cm" svg:y1="2.553cm" svg:x2="3.613cm" svg:y2="1.395cm">
          <text:p/>
        </draw:line>
        <draw:polygon draw:style-name="gr2" draw:text-style-name="P2" draw:layer="layout" svg:width="0.099cm" svg:height="0.098cm" svg:x="3.563cm" svg:y="1.346cm" svg:viewBox="0 0 100 99" draw:points="50,99 56,99 62,96 65,96 78,90 88,81 91,75 94,72 97,65 100,59 100,38 97,35 94,28 91,25 88,19 78,9 65,3 62,3 56,0 43,0 40,3 34,3 28,6 25,9 19,13 13,19 9,25 6,28 3,35 3,44 0,50 3,56 3,65 6,72 9,75 13,81 19,87 25,90 28,93 34,96 40,96 43,99">
          <text:p/>
        </draw:polygon>
        <draw:line draw:style-name="gr1" draw:text-style-name="P1" draw:layer="layout" svg:x1="3.844cm" svg:y1="2.553cm" svg:x2="3.844cm" svg:y2="1.163cm">
          <text:p/>
        </draw:line>
        <draw:polygon draw:style-name="gr2" draw:text-style-name="P2" draw:layer="layout" svg:width="0.099cm" svg:height="0.099cm" svg:x="3.795cm" svg:y="1.114cm" svg:viewBox="0 0 100 100" draw:points="50,100 56,100 63,97 66,97 78,91 87,81 90,75 93,72 96,66 100,60 100,37 96,34 93,28 90,25 87,19 78,9 66,3 63,3 56,0 44,0 41,3 35,3 28,6 24,9 18,12 12,19 9,25 6,28 3,34 3,43 0,50 3,57 3,66 6,72 9,75 12,81 18,87 24,91 28,94 35,97 41,97 44,100">
          <text:p/>
        </draw:polygon>
        <draw:polyline draw:style-name="gr1" draw:text-style-name="P1" draw:layer="layout" svg:width="0cm" svg:height="0.926cm" svg:x="4.076cm" svg:y="1.626cm" svg:viewBox="0 0 0 927" draw:points="0,695 0,927 0,0">
          <text:p/>
        </draw:polyline>
        <draw:polygon draw:style-name="gr2" draw:text-style-name="P2" draw:layer="layout" svg:width="0.099cm" svg:height="0.099cm" svg:x="4.026cm" svg:y="1.577cm" svg:viewBox="0 0 100 100" draw:points="50,100 56,100 62,97 65,97 78,91 87,81 90,75 93,71 97,65 100,59 100,37 97,34 93,28 90,25 87,19 78,9 65,3 62,3 56,0 44,0 40,3 34,3 28,6 25,9 19,12 13,19 10,25 7,28 3,34 3,43 0,49 3,56 3,65 7,71 10,75 13,81 19,88 25,91 28,94 34,97 40,97 44,100">
          <text:p/>
        </draw:polygon>
        <draw:line draw:style-name="gr1" draw:text-style-name="P1" draw:layer="layout" svg:x1="4.307cm" svg:y1="2.553cm" svg:x2="4.307cm" svg:y2="2.321cm">
          <text:p/>
        </draw:line>
        <draw:polygon draw:style-name="gr2" draw:text-style-name="P2" draw:layer="layout" svg:width="0.099cm" svg:height="0.098cm" svg:x="4.258cm" svg:y="2.272cm" svg:viewBox="0 0 100 99" draw:points="49,99 55,99 63,96 66,96 78,90 81,87 87,81 90,75 93,72 97,66 100,58 100,37 97,34 93,27 90,24 87,18 78,9 66,3 63,3 55,0 43,0 40,3 34,3 28,6 25,9 18,12 12,18 9,24 6,27 3,34 3,43 0,49 3,55 3,66 6,72 9,75 12,81 18,87 25,90 28,93 34,96 40,96 43,99">
          <text:p/>
        </draw:polygon>
        <draw:line draw:style-name="gr1" draw:text-style-name="P1" draw:layer="layout" svg:x1="4.539cm" svg:y1="2.667cm" svg:x2="4.539cm" svg:y2="2.435cm">
          <text:p/>
        </draw:line>
        <draw:polygon draw:style-name="gr2" draw:text-style-name="P2" draw:layer="layout" svg:width="0.099cm" svg:height="0.096cm" svg:x="4.489cm" svg:y="2.389cm" svg:viewBox="0 0 100 97" draw:points="51,97 63,97 66,94 72,94 79,91 85,84 88,78 91,75 94,69 97,66 100,60 100,38 97,32 94,29 91,23 88,20 85,12 79,6 72,3 66,3 63,0 42,0 35,3 29,3 26,6 19,9 16,12 13,20 10,23 7,29 3,32 3,44 0,47 3,53 3,66 7,69 10,75 13,78 16,84 19,87 26,91 29,94 35,94 42,97">
          <text:p/>
        </draw:polygon>
        <draw:frame draw:style-name="gr9" draw:text-style-name="P8" draw:layer="layout" svg:width="0.308cm" svg:height="0.416cm" svg:x="0.532cm" svg:y="2.562cm">
          <draw:text-box>
            <text:p text:style-name="P3"><text:span text:style-name="T6">0</text:span></text:p>
          </draw:text-box>
        </draw:frame>
        <draw:frame draw:style-name="gr10" draw:text-style-name="P8" draw:layer="layout" svg:width="0.497cm" svg:height="0.42cm" svg:x="0.255cm" svg:y="2.037cm">
          <draw:text-box>
            <text:p text:style-name="P3"><text:span text:style-name="T7">x</text:span><text:span text:style-name="T6">(0)</text:span></text:p>
          </draw:text-box>
        </draw:frame>
        <draw:frame draw:style-name="gr11" draw:text-style-name="P9" draw:layer="layout" svg:width="0.596cm" svg:height="0.835cm" svg:x="0.139cm" svg:y="0.722cm">
          <draw:text-box>
            <text:p text:style-name="P3"><text:span text:style-name="T7">x</text:span><text:span text:style-name="T6">(1)</text:span></text:p>
          </draw:text-box>
        </draw:frame>
        <draw:frame draw:style-name="gr12" draw:text-style-name="P11" draw:layer="layout" svg:width="1.268cm" svg:height="0.386cm" svg:x="3.28cm" svg:y="2.957cm">
          <draw:text-box>
            <text:p text:style-name="P10"><text:span text:style-name="T5">x</text:span><text:span text:style-name="T8">(</text:span><text:span text:style-name="T5">N</text:span><text:span text:style-name="T8">) = </text:span><text:span text:style-name="T5">x</text:span><text:span text:style-name="T8">(0)</text:span></text:p>
          </draw:text-box>
        </draw:frame>
        <draw:frame draw:style-name="gr13" draw:text-style-name="P7" draw:layer="layout" svg:width="0.282cm" svg:height="0.382cm" svg:x="1.35cm" svg:y="3.03cm">
          <draw:text-box>
            <text:p text:style-name="P3"><text:span text:style-name="T9">=</text:span></text:p>
          </draw:text-box>
        </draw:frame>
        <draw:line draw:style-name="gr3" draw:text-style-name="P1" draw:layer="layout" svg:x1="3.268cm" svg:y1="3.041cm" svg:x2="2.759cm" svg:y2="2.636cm">
          <text:p/>
        </draw:line>
        <draw:polygon draw:style-name="gr2" draw:text-style-name="P2" draw:layer="layout" svg:width="0.114cm" svg:height="0.108cm" svg:x="2.688cm" svg:y="2.577cm" svg:viewBox="0 0 115 109" draw:points="50,109 0,0 115,26">
          <text:p/>
        </draw:polygon>
        <draw:line draw:style-name="gr1" draw:text-style-name="P1" draw:layer="layout" svg:x1="0.373cm" svg:y1="1.188cm" svg:x2="0.849cm" svg:y2="1.377cm">
          <text:p/>
        </draw:line>
        <draw:polygon draw:style-name="gr2" draw:text-style-name="P2" draw:layer="layout" svg:width="0.145cm" svg:height="0.12cm" svg:x="0.808cm" svg:y="1.312cm" svg:viewBox="0 0 146 121" draw:points="46,0 146,109 0,121">
          <text:p/>
        </draw:polygon>
        <draw:frame draw:style-name="gr12" draw:text-style-name="P11" draw:layer="layout" svg:width="1.573cm" svg:height="0.386cm" svg:x="1.92cm" svg:y="0.227cm">
          <draw:text-box>
            <text:p text:style-name="P10"><text:span text:style-name="T5">x</text:span><text:span text:style-name="T8">(</text:span><text:span text:style-name="T5">N</text:span><text:span text:style-name="T8">+1) = </text:span><text:span text:style-name="T5">x</text:span><text:span text:style-name="T8">(1)</text:span></text:p>
          </draw:text-box>
        </draw:frame>
        <draw:line draw:style-name="gr3" draw:text-style-name="P1" draw:layer="layout" svg:x1="2.456cm" svg:y1="0.725cm" svg:x2="2.766cm" svg:y2="1.337cm">
          <text:p/>
        </draw:line>
        <draw:polygon draw:style-name="gr2" draw:text-style-name="P2" draw:layer="layout" svg:width="0.095cm" svg:height="0.118cm" svg:x="2.71cm" svg:y="1.302cm" svg:viewBox="0 0 96 119" draw:points="96,0 96,119 0,51">
          <text:p/>
        </draw:polygon>
        <draw:frame draw:style-name="gr7" draw:text-style-name="P7" draw:layer="layout" svg:width="0.281cm" svg:height="0.382cm" svg:x="1.642cm" svg:y="2.735cm">
          <draw:text-box>
            <text:p text:style-name="P3"><text:span text:style-name="T5">N</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ial" svg:font-family="Arial" style:font-family-generic="system" style:font-pitch="variable"/>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svg:font-family="Times" style:font-pitch="variable"/>
    <style:font-face style:name="Times1" svg:font-family="Time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cm" fo:margin-bottom="0.1cm" fo:margin-left="0.1cm" fo:margin-right="0.1cm" fo:page-width="6cm" fo:page-height="3.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8-20T04:36:08.406768485</dc:date>
    <meta:editing-duration>PT7M28S</meta:editing-duration>
    <meta:editing-cycles>2</meta:editing-cycles>
    <meta:generator>LibreOffice/7.6.0.2$Linux_X86_64 LibreOffice_project/60$Build-2</meta:generator>
    <meta:document-statistic meta:object-count="151"/>
  </office:meta>
</office:document-meta>
</file>